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9.152cm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9.587cm" style:use-optimal-column-width="false"/>
    </style:style>
    <style:style style:name="co2" style:family="table-column">
      <style:table-column-properties style:column-width="5.976cm" style:use-optimal-column-width="false"/>
    </style:style>
    <style:style style:name="co3" style:family="table-column">
      <style:table-column-properties style:column-width="4.972cm" style:use-optimal-column-width="false"/>
    </style:style>
    <style:style style:name="co4" style:family="table-column">
      <style:table-column-properties style:column-width="3.46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margin-left="0cm" fo:margin-right="0cm" fo:text-indent="0.102cm"/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paragraph-properties fo:margin-left="0cm" fo:margin-right="0cm" fo:text-indent="0.102cm"/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333333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Unit 6 Project: Documentation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Michael Redford IS316</text:p>
            <text:p>11/29/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nity Launch – Home Pa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ogin – Button</text:p>
              </text:list-item>
              <text:list-item>
                <text:p>Register - Butt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ogin (Input Form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(Input Text)</text:p>
              </text:list-header>
              <text:list-item>
                <text:p>Email</text:p>
              </text:list-item>
              <text:list-item>
                <text:p>Passwor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er Registration (Input Form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(Input Text)</text:p>
              </text:list-header>
              <text:list-item>
                <text:p>First Name</text:p>
              </text:list-item>
              <text:list-item>
                <text:p>Last Name</text:p>
              </text:list-item>
              <text:list-item>
                <text:p>Email</text:p>
              </text:list-item>
              <text:list-item>
                <text:p>Password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tore</text:p>
          </draw:text-box>
        </draw:frame>
        <draw:frame draw:style-name="standard" xml:id="id1" draw:id="id1" draw:layer="layout" svg:width="23.999cm" svg:height="2.915cm" svg:x="2cm" svg:y="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sun3">
              <table:table-cell>
                <text:p>Video Game Name</text:p>
              </table:table-cell>
              <table:table-cell>
                <text:p>Price</text:p>
              </table:table-cell>
              <table:table-cell>
                <text:p>Release Date</text:p>
              </table:table-cell>
              <table:table-cell/>
            </table:table-row>
            <table:table-row table:style-name="ro1" table:default-cell-style-name="sun2">
              <table:table-cell>
                <text:p>Mike’s Video Game</text:p>
              </table:table-cell>
              <table:table-cell>
                <text:p>$5.00</text:p>
              </table:table-cell>
              <table:table-cell>
                <text:p>9/1/2019</text:p>
              </table:table-cell>
              <table:table-cell table:style-name="ce1">
                <text:p text:style-name="P4"><text:span text:style-name="T1">Buy</text:span></text:p>
              </table:table-cell>
            </table:table-row>
            <table:table-row table:style-name="ro1" table:default-cell-style-name="sun1">
              <table:table-cell>
                <text:p>Mike’s Video Game 2</text:p>
              </table:table-cell>
              <table:table-cell>
                <text:p>$10.00</text:p>
              </table:table-cell>
              <table:table-cell>
                <text:p>9/1/2020</text:p>
              </table:table-cell>
              <table:table-cell table:style-name="ce2">
                <text:p text:style-name="P5"><text:span text:style-name="T1">Buy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6" xml:id="id2" draw:id="id2" draw:layer="layout" svg:width="9.652cm" svg:height="2.794cm" svg:x="3.048cm" svg:y="13.97cm">
          <text:p text:style-name="P6">*Buy Navigates you to Checkout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5.999cm" svg:y1="7.457cm" svg:x2="12.7cm" svg:y2="15.367cm" draw:start-shape="id1" draw:start-glue-point="1" draw:end-shape="id2" draw:end-glue-point="1" svg:d="M25999 7457h503v7910h-13802" svg:viewBox="0 0 13803 791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heckou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irst and Last Name (Value from system)</text:p>
              </text:list-item>
              <text:list-item>
                <text:p text:style-name="P3"><text:span text:style-name="T2">Email </text:span>(Value from system)</text:p>
              </text:list-item>
              <text:list-item>
                <text:p text:style-name="P3"><text:span text:style-name="T2">Software Title (</text:span>Value from system)</text:p>
              </text:list-item>
              <text:list-item>
                <text:p text:style-name="P3"><text:span text:style-name="T2">Total: </text:span>(Value from system)</text:p>
                <text:p><text:span text:style-name="T3">Method of Payment:</text:span></text:p>
              </text:list-item>
              <text:list-item>
                <text:p>Name: (Input) Card Number: (Input) Exp: (Input)</text:p>
              </text:list-item>
              <text:list-item>
                <text:p>Or use <text:span text:style-name="T1">PayPal</text:span> (Lin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ayPa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er Logins to PayPal PayPal refers back payment information to be used by <text:span text:style-name="T1">Receipt/ </text:span><text:span text:style-name="T1">Invoice</text:span> system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ceipt / Invoice Pa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atic Text: Thank for your purchase!</text:p>
              </text:list-item>
              <text:list-item>
                <text:p text:style-name="P3"><text:span text:style-name="T2">Software Title (</text:span>Value from system)</text:p>
              </text:list-item>
              <text:list-item>
                <text:p text:style-name="P3"><text:span text:style-name="T2">Total: </text:span>(Value from system)</text:p>
              </text:list-item>
              <text:list-item>
                <text:p text:style-name="P3">Method of Payment: (Last 4 / PayPal Email)</text:p>
              </text:list-item>
              <text:list-item>
                <text:p text:style-name="P3">Download (<text:span text:style-name="T1">Link</text:span>)*</text:p>
                <text:p text:style-name="P3"><text:span text:style-name="T4">*Link Is a direct link to Softw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21:08:54.347657842</meta:creation-date>
    <meta:editing-duration>PT8M32S</meta:editing-duration>
    <meta:editing-cycles>7</meta:editing-cycles>
    <meta:generator>LibreOffice/6.4.6.2$Linux_X86_64 LibreOffice_project/40$Build-2</meta:generator>
    <dc:title>Impress</dc:title>
    <dc:date>2020-12-08T21:38:29.308870075</dc:date>
    <meta:document-statistic meta:object-count="68"/>
  </office:meta>
</office:document-meta>
</file>